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50.91pt"/>
    </style:style>
    <style:style style:name="co18" style:family="table-column">
      <style:table-column-properties fo:break-before="auto" style:column-width="32.91pt"/>
    </style:style>
    <style:style style:name="co19" style:family="table-column">
      <style:table-column-properties fo:break-before="auto" style:column-width="108.9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41.5pt"/>
    </style:style>
    <style:style style:name="co22" style:family="table-column">
      <style:table-column-properties fo:break-before="auto" style:column-width="35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10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11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11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11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11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11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11"/>
          <table:table-cell table:number-columns-repeated="1011"/>
        </table:table-row>
        <table:table-row table:style-name="ro2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11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11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11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11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11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11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11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1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11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11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11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11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11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11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11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11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11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11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11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20" table:default-cell-style-name="ce2"/>
        <table:table-column table:style-name="co7" table:default-cell-style-name="ce2"/>
        <table:table-column table:style-name="co8" table:default-cell-style-name="ce2"/>
        <table:table-column table:style-name="co21" table:default-cell-style-name="ce2"/>
        <table:table-column table:style-name="co22" table:default-cell-style-name="ce2"/>
        <table:table-column table:style-name="co12" table:number-columns-repeated="1008" table:default-cell-style-name="ce2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Build Tim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10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bile 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 AA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 AA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800" calcext:value-type="float">
            <text:p>800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0. Cloak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lying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25. Cloak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string" calcext:value-type="string">
            <text:p>12, 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Stu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i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10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 * 4, 25 AA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Stun T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ch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25000 energy storage. Produces 10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 Produces 5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loy 25 bomber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 (0.1)</text:p>
          </table:table-cell>
          <table:table-cell office:value-type="string" calcext:value-type="string">
            <text:p>48, 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2 Stun *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Missile Defense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uper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 Ao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troy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 * 4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duces units 2 times faster than a Giga Factory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aken Nuke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0 TP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seidon Battle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sile Defen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ntis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annot be cloaked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/s. Destroys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5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orp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dar that penetrates steal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hibious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, 5 AA, 5 TP</text:p>
          </table:table-cell>
          <table:table-cell office:value-type="string" calcext:value-type="string">
            <text:p>1, 1,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duces 5 prime/s, 100 energy/s, 1000 prime storage, 1000 energy storage.</text:p>
          </table:table-cell>
          <table:table-cell table:number-columns-repeated="1008"/>
          <table:table-cell table:style-name="ce2" table:number-columns-repeated="2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1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8:50:22.0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9-09-17T18:57:31.313000000</dc:date>
    <meta:editing-duration>P29DT19H54M40S</meta:editing-duration>
    <meta:editing-cycles>3212</meta:editing-cycles>
    <meta:generator>LibreOffice/6.2.5.2$Windows_X86_64 LibreOffice_project/1ec314fa52f458adc18c4f025c545a4e8b22c159</meta:generator>
    <meta:document-statistic meta:table-count="2" meta:cell-count="2320" meta:object-count="0"/>
  </office:meta>
</office:document-meta>
</file>